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TestUtils.releaseMBeanServer( MBeanServer 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BeanTestUtils.resetMBeanSer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